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ufoli@DESKTOP-2I0JL3C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b154e9">1. TeX 멘토링 자료 outline</text:a></text:p>
          <text:p text:style-name="Contents_20_2"><text:a xlink:type="simple" xlink:href="#orgac4ea13">1.1. intro</text:a></text:p>
          <text:p text:style-name="Contents_20_2"><text:a xlink:type="simple" xlink:href="#orgdad8770">1.2. install</text:a></text:p>
          <text:p text:style-name="Contents_20_2"><text:a xlink:type="simple" xlink:href="#orgedfae69">1.3. start</text:a></text:p>
          <text:p text:style-name="Contents_20_2"><text:a xlink:type="simple" xlink:href="#org44d2712">1.4. 기능을 하나씩 알아보기</text:a></text:p>
          <text:p text:style-name="Contents_20_2"><text:a xlink:type="simple" xlink:href="#orgc9ab94e">1.5. 기능을 더 구체적으로 알아보기</text:a></text:p>
          <text:p text:style-name="Contents_20_3"><text:a xlink:type="simple" xlink:href="#org469d286">1.5.1. standalone, exam class 설명</text:a></text:p>
          <text:p text:style-name="Contents_20_3"><text:a xlink:type="simple" xlink:href="#orgb28e7a6">1.5.2. 다양한 기본 기능 알아보기ㅔ</text:a></text:p>
          <text:p text:style-name="Contents_20_3"><text:a xlink:type="simple" xlink:href="#org10cf696">1.5.3. 다양한 package 알아보기</text:a></text:p>
          <text:p text:style-name="Contents_20_3"><text:a xlink:type="simple" xlink:href="#org1515653">1.5.4. 표만들기 &amp; 그림넣기</text:a></text:p>
          <text:p text:style-name="Contents_20_3"><text:a xlink:type="simple" xlink:href="#orgda691a8">1.5.5. 새로운명령어정의하기</text:a></text:p>
        </text:index-body>
      </text:table-of-content>
      <text:h text:style-name="Heading_20_1" text:outline-level="1" text:is-list-header="false">
<text:bookmark-start text:name="OrgXref.org1b154e9"/>
<text:bookmark text:name="org1b154e9"/>TeX 멘토링 자료 outline
<text:bookmark-end text:name="OrgXref.org1b154e9"/></text:h>
      <text:h text:style-name="Heading_20_2" text:outline-level="2" text:is-list-header="false">
<text:bookmark-start text:name="OrgXref.orgac4ea13"/>
<text:bookmark text:name="orgac4ea13"/>intro
<text:bookmark-end text:name="OrgXref.orgac4ea13"/></text:h>
      <text:p text:style-name="Text_20_body">latex이 무엇인가?
왜 latex을 쓰는가?
기본적인 내용만 다루겠다.
</text:p>
      <text:h text:style-name="Heading_20_2" text:outline-level="2" text:is-list-header="false">
<text:bookmark-start text:name="OrgXref.orgdad8770"/>
<text:bookmark text:name="orgdad8770"/>install
<text:bookmark-end text:name="OrgXref.orgdad8770"/></text:h>
      <text:p text:style-name="Text_20_body">latex은 어떻게 설치하고, 어떻게 시작하지?
초보자의 눈에서 천천히 하나씩
</text:p>
      <text:h text:style-name="Heading_20_2" text:outline-level="2" text:is-list-header="false">
<text:bookmark-start text:name="OrgXref.orgedfae69"/>
<text:bookmark text:name="orgedfae69"/>start
<text:bookmark-end text:name="OrgXref.orgedfae69"/></text:h>
      <text:p text:style-name="Text_20_body">문서 작성을 시작하자
시작하려면 기본을 알아야지
</text:p>
      <text:h text:style-name="Heading_20_2" text:outline-level="2" text:is-list-header="false">
<text:bookmark-start text:name="OrgXref.org44d2712"/>
<text:bookmark text:name="org44d2712"/>기능을 하나씩 알아보기
<text:bookmark-end text:name="OrgXref.org44d2712"/></text:h>
      <text:p text:style-name="Text_20_body">여기서는 제작에 꼭 필요한 기능들만
주의할점? toc 여러번컴파일 필요할수도
environment가 꼬여서 연결되면안된다. 안에들어가는건 상관없는데 겹치는건안됨
명령어 구분방식?
명령어 사이에는 스페이스를 넣던지 해야됨 안그럼 하나로인식함
</text:p>
      <text:h text:style-name="Heading_20_2" text:outline-level="2" text:is-list-header="false">
<text:bookmark-start text:name="OrgXref.orgc9ab94e"/>
<text:bookmark text:name="orgc9ab94e"/>기능을 더 구체적으로 알아보기
<text:bookmark-end text:name="OrgXref.orgc9ab94e"/></text:h>
      <text:p text:style-name="Text_20_body">documentclass에는 뭐가 있지? 각 documentclass의 역할은?(표를 뒤로 뺄까)
oblivoir 강조해주기
글씨크기, a4paper 옵션
</text:p>
      <text:h text:style-name="Heading_20_3" text:outline-level="3" text:is-list-header="false">
<text:bookmark-start text:name="OrgXref.org469d286"/>
<text:bookmark text:name="org469d286"/>standalone, exam class 설명
<text:bookmark-end text:name="OrgXref.org469d286"/></text:h>
      <text:h text:style-name="Heading_20_3" text:outline-level="3" text:is-list-header="false">
<text:bookmark-start text:name="OrgXref.orgb28e7a6"/>
<text:bookmark text:name="orgb28e7a6"/>다양한 기본 기능 알아보기ㅔ
<text:bookmark-end text:name="OrgXref.orgb28e7a6"/></text:h>
      <text:p text:style-name="Text_20_body">*글씨크기
*verbatim
*정렬(center, flushleft, flushright)
*는 굳이 설명안해도될듯
label &amp; reference
citation은 따로 설명하지 않겠다.
</text:p>
      <text:list text:style-name="OrgNumberedList" text:continue-numbering="false">
        <text:list-item>
          <text:p text:style-name="Text_20_body">
<text:bookmark-start text:name="OrgXref.org523e505"/>
<text:bookmark text:name="org523e505"/>수식넣기
<text:bookmark-end text:name="OrgXref.org523e505"/></text:p>
          <text:p text:style-name="Text_20_body">가장 중요
</text:p>
        </text:list-item>
      </text:list>
      <text:h text:style-name="Heading_20_3" text:outline-level="3" text:is-list-header="false">
<text:bookmark-start text:name="OrgXref.org10cf696"/>
<text:bookmark text:name="org10cf696"/>다양한 package 알아보기
<text:bookmark-end text:name="OrgXref.org10cf696"/></text:h>
      <text:p text:style-name="Text_20_body">geometry
indentfirst
setspace
amsmath
</text:p>
      <text:h text:style-name="Heading_20_3" text:outline-level="3" text:is-list-header="false">
<text:bookmark-start text:name="OrgXref.org1515653"/>
<text:bookmark text:name="org1515653"/>표만들기 &amp; 그림넣기
<text:bookmark-end text:name="OrgXref.org1515653"/></text:h>
      <text:p text:style-name="Text_20_body">tabular &amp; graphicx
예시넣어서 설명해주기
</text:p>
      <text:h text:style-name="Heading_20_3" text:outline-level="3" text:is-list-header="false">
<text:bookmark-start text:name="OrgXref.orgda691a8"/>
<text:bookmark text:name="orgda691a8"/>새로운명령어정의하기
<text:bookmark-end text:name="OrgXref.orgda691a8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7-02-04T22:43:35</dc:date>
    <meta:creation-date>2017-02-04T22:43:35</meta:creation-date>
    <meta:generator>Emacs 25.1.1 (Org mode 9.0.4)</meta:generator>
    <meta:keyword/>
    <dc:subject/>
    <dc:title/>
  </office:meta>
</office:document-meta>
</file>